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7.4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152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groundtruth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action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4, 24, 1, -4, 24, -1, 8, 48)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[2, 5, 8, 9]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2, -48, 4, 1, -24, -8, -2, 8, -48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, 8, 7, 0, 4, 1, 5, 9]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4, 1, 48, -8, 2, 48, 1, 8, -24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2, 5, 8, 7, 9]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-4, 48, 2, 8, -48, -2, 2, -8, -48)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2, 8, 4, 1, 3, 7, 9]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48, -2, -8, -24, -1, 4, -1, -4, -48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2, 8, 0, 3, 5, 7, 9]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24, 4, 1, 48, 4, 1, 1, -8, -48)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2, 8, 4, 3, 0, 7, 9]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 4, -24, -1, 4, 24, -2, -4, -24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2, 5, 1, 8, 7, 9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1, 4, -48, -2, 4, 48, -1, 48, 4)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[2, 5, 1, 8, 6, 7, 9]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-1, -4, -48, -1, 8, 48, -4, -2, 24)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2, 5, 1, 8, 9]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-2, 8, 48, -1, -8, 48, 4, 24, 1)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[2, 5, 8, 7, 9]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-2, 8, -48, 1, -8, 48, -24, -1, -8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2, 5, 1, 8, 6, 9]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1, -4, -24, -2, -4, -48, -48, 4, -1)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[2, 5, 1, 4, 8, 7, 6, 9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7:39:10.793110929</meta:creation-date>
    <dc:date>2020-01-24T18:08:02.426799918</dc:date>
    <meta:editing-duration>PT28M51S</meta:editing-duration>
    <meta:editing-cycles>2</meta:editing-cycles>
    <meta:generator>LibreOffice/6.0.7.3$Linux_X86_64 LibreOffice_project/00m0$Build-3</meta:generator>
    <meta:document-statistic meta:table-count="1" meta:cell-count="52" meta:object-count="0"/>
  </office:meta>
</office:document-meta>
</file>